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ax Margoli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4, 1891</text:p>
      <text:p text:style-name="P6">Month<text:tab/><text:tab/><text:tab/><text:tab/><text:tab/><text:tab/>June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57 East Broadway/</text:p>
      <text:p text:style-name="P4">New York, June 4<text:span text:style-name="T2">th</text:span><text:span text:style-name="T3">. 1891/</text:span></text:p>
      <text:p text:style-name="P2"><text:span text:style-name="T3">Rev. S. Morais, Ph. D./</text:span></text:p>
      <text:p text:style-name="P4"><text:span text:style-name="T3">Philadelphia./</text:span></text:p>
      <text:p text:style-name="P3"><text:span text:style-name="T3">Reverend &amp; Dear Sir:-/</text:span></text:p>
      <text:p text:style-name="P3"><text:span text:style-name="T3"><text:tab/>I beg leave to submit to you/ my attached Dr. thesis &amp; should be glad/ to hear your criticism./</text:span></text:p>
      <text:p text:style-name="P3"><text:span text:style-name="T3"><text:tab/>I have the honor to be,/ Yours very truly,/ Max Margol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43:34.65</meta:creation-date>
    <meta:document-statistic meta:table-count="0" meta:image-count="0" meta:object-count="0" meta:page-count="2" meta:paragraph-count="67" meta:word-count="213" meta:character-count="1510"/>
    <dc:date>2011-11-28T10:46:03.60</dc:date>
    <dc:creator>Penn Libraries</dc:creator>
    <meta:editing-duration>PT00H02M29S</meta:editing-duration>
    <meta:editing-cycles>1</meta:editing-cycles>
    <meta:generator>OpenOffice.org/3.2$Win32 OpenOffice.org_project/320m12$Build-9483</meta:generator>
  </office:meta>
</office:document-meta>
</file>